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94pt"/>
    </style:style>
    <style:style style:name="co2" style:family="table-column">
      <style:table-column-properties fo:break-before="auto" style:column-width="64.4pt"/>
    </style:style>
    <style:style style:name="co3" style:family="table-column">
      <style:table-column-properties fo:break-before="auto" style:column-width="62.16pt"/>
    </style:style>
    <style:style style:name="co4" style:family="table-column">
      <style:table-column-properties fo:break-before="auto" style:column-width="128.24pt"/>
    </style:style>
    <style:style style:name="co5" style:family="table-column">
      <style:table-column-properties fo:break-before="auto" style:column-width="147pt"/>
    </style:style>
    <style:style style:name="co6" style:family="table-column">
      <style:table-column-properties fo:break-before="auto" style:column-width="72.74pt"/>
    </style:style>
    <style:style style:name="ro1" style:family="table-row">
      <style:table-row-properties style:row-height="14.2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calculator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9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rotation-align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ab 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011" table:default-cell-style-name="ce1"/>
        <table:table-column table:style-name="co4" table:number-columns-repeated="2" table:default-cell-style-name="Default"/>
        <table:table-row table:style-name="ro1">
          <table:table-cell table:number-columns-repeated="3"/>
          <table:table-cell table:style-name="ce3" office:value-type="string" calcext:value-type="string" table:number-columns-spanned="4" table:number-rows-spanned="1">
            <text:p>Device 0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Device Last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Number of Device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vg Missed Events %</text:p>
          </table:table-cell>
          <table:table-cell office:value-type="string" calcext:value-type="string">
            <text:p>Avg Drop Events %</text:p>
          </table:table-cell>
          <table:table-cell office:value-type="string" calcext:value-type="string">
            <text:p>Avg Response Time (s)</text:p>
          </table:table-cell>
          <table:table-cell office:value-type="string" calcext:value-type="string">
            <text:p>Avg Turn Around Time (s)</text:p>
          </table:table-cell>
          <table:table-cell office:value-type="string" calcext:value-type="string">
            <text:p>Avg Missed Events %</text:p>
          </table:table-cell>
          <table:table-cell office:value-type="string" calcext:value-type="string">
            <text:p>Avg Drop Events %</text:p>
          </table:table-cell>
          <table:table-cell office:value-type="string" calcext:value-type="string">
            <text:p>Avg Response Time (s)</text:p>
          </table:table-cell>
          <table:table-cell office:value-type="string" calcext:value-type="string">
            <text:p>Avg Turn Around Time (s)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3009" calcext:value-type="float">
            <text:p>0.003009</text:p>
          </table:table-cell>
          <table:table-cell table:style-name="ce4" office:value-type="float" office:value="0.616091" calcext:value-type="float">
            <text:p>0.6160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634" calcext:value-type="float">
            <text:p>0.002634</text:p>
          </table:table-cell>
          <table:table-cell table:style-name="ce4" office:value-type="float" office:value="0.814252" calcext:value-type="float">
            <text:p>0.814252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3655" calcext:value-type="float">
            <text:p>0.003655</text:p>
          </table:table-cell>
          <table:table-cell table:style-name="ce4" office:value-type="float" office:value="3.103443" calcext:value-type="float">
            <text:p>3.10344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003659" calcext:value-type="float">
            <text:p>0.003659</text:p>
          </table:table-cell>
          <table:table-cell table:style-name="ce4" office:value-type="float" office:value="2.195196" calcext:value-type="float">
            <text:p>2.195196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578" calcext:value-type="float">
            <text:p>0.002578</text:p>
          </table:table-cell>
          <table:table-cell table:style-name="ce4" office:value-type="float" office:value="0.3354" calcext:value-type="float">
            <text:p>0.33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706" calcext:value-type="float">
            <text:p>0.002706</text:p>
          </table:table-cell>
          <table:table-cell table:style-name="ce4" office:value-type="float" office:value="0.362013" calcext:value-type="float">
            <text:p>0.362013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002565" calcext:value-type="float">
            <text:p>0.002565</text:p>
          </table:table-cell>
          <table:table-cell table:style-name="ce4" office:value-type="float" office:value="0.818066" calcext:value-type="float">
            <text:p>0.81806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3423" calcext:value-type="float">
            <text:p>0.003423</text:p>
          </table:table-cell>
          <table:table-cell table:style-name="ce4" office:value-type="float" office:value="1.254093" calcext:value-type="float">
            <text:p>1.254093</text:p>
          </table:table-cell>
          <table:table-cell table:number-columns-repeated="101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3186" calcext:value-type="float">
            <text:p>0.003186</text:p>
          </table:table-cell>
          <table:table-cell table:style-name="ce6" office:value-type="float" office:value="1.349866" calcext:value-type="float">
            <text:p>1.349866</text:p>
          </table:table-cell>
          <table:table-cell table:style-name="ce5" office:value-type="float" office:value="0" calcext:value-type="float">
            <text:p>0.00</text:p>
          </table:table-cell>
          <table:table-cell table:style-name="ce5" office:value-type="float" office:value="16.84" calcext:value-type="float">
            <text:p>16.84</text:p>
          </table:table-cell>
          <table:table-cell table:style-name="ce6" office:value-type="float" office:value="0.003397" calcext:value-type="float">
            <text:p>0.003397</text:p>
          </table:table-cell>
          <table:table-cell table:style-name="ce6" office:value-type="float" office:value="3.04187" calcext:value-type="float">
            <text:p>3.041870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4311" calcext:value-type="float">
            <text:p>0.004311</text:p>
          </table:table-cell>
          <table:table-cell table:style-name="ce6" office:value-type="float" office:value="0.197195" calcext:value-type="float">
            <text:p>0.197195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4355" calcext:value-type="float">
            <text:p>0.004355</text:p>
          </table:table-cell>
          <table:table-cell table:style-name="ce6" office:value-type="float" office:value="0.499511" calcext:value-type="float">
            <text:p>0.499511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6319" calcext:value-type="float">
            <text:p>0.006319</text:p>
          </table:table-cell>
          <table:table-cell table:style-name="ce6" office:value-type="float" office:value="0.939353" calcext:value-type="float">
            <text:p>0.939353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7759" calcext:value-type="float">
            <text:p>0.007759</text:p>
          </table:table-cell>
          <table:table-cell table:style-name="ce6" office:value-type="float" office:value="2.486731" calcext:value-type="float">
            <text:p>2.486731</text:p>
          </table:table-cell>
          <table:table-cell table:number-columns-repeated="101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5733" calcext:value-type="float">
            <text:p>0.005733</text:p>
          </table:table-cell>
          <table:table-cell table:style-name="ce6" office:value-type="float" office:value="1.668444" calcext:value-type="float">
            <text:p>1.668444</text:p>
          </table:table-cell>
          <table:table-cell table:number-columns-repeated="2" table:style-name="ce5" office:value-type="float" office:value="0" calcext:value-type="float">
            <text:p>0.00</text:p>
          </table:table-cell>
          <table:table-cell table:style-name="ce6" office:value-type="float" office:value="0.005759" calcext:value-type="float">
            <text:p>0.005759</text:p>
          </table:table-cell>
          <table:table-cell table:style-name="ce6" office:value-type="float" office:value="10.782823" calcext:value-type="float">
            <text:p>10.782823</text:p>
          </table:table-cell>
          <table:table-cell table:number-columns-repeated="1013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>
            <draw:frame table:end-cell-address="'Lab 3'.F38" table:end-x="20.21pt" table:end-y="12.64pt" draw:z-index="0" draw:style-name="gr1" draw:text-style-name="P1" svg:width="459.47pt" svg:height="278.19pt" svg:x="40.76pt" svg:y="10.49pt">
              <loext:p draw:notify-on-update-of-ranges="'Lab 3'.C3:'Lab 3'.C4 'Lab 3'.A3:'Lab 3'.A3 'Lab 3'.D3:'Lab 3'.D4 'Lab 3'.C5:'Lab 3'.C7 'Lab 3'.A5:'Lab 3'.A5 'Lab 3'.D5:'Lab 3'.D7 'Lab 3'.C8:'Lab 3'.C10 'Lab 3'.A8:'Lab 3'.A8 'Lab 3'.D8:'Lab 3'.D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number-columns-repeated="5"/>
          <table:table-cell>
            <draw:frame table:end-cell-address="'Lab 3'.I39" table:end-x="108.65pt" table:end-y="4.37pt" draw:z-index="1" draw:style-name="gr1" draw:text-style-name="P1" svg:width="472.9pt" svg:height="270.99pt" svg:x="39.26pt" svg:y="9.38pt">
              <loext:p draw:notify-on-update-of-ranges="'Lab 3'.F3:'Lab 3'.F4 'Lab 3'.A3:'Lab 3'.A3 'Lab 3'.D3:'Lab 3'.D4 'Lab 3'.F5:'Lab 3'.F7 'Lab 3'.A5:'Lab 3'.A5 'Lab 3'.D5:'Lab 3'.D7 'Lab 3'.F8:'Lab 3'.F10 'Lab 3'.A8:'Lab 3'.A8 'Lab 3'.D8:'Lab 3'.D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>
            <draw:frame table:end-cell-address="'Lab 3'.M39" table:end-x="88.84pt" table:end-y="6.69pt" draw:z-index="2" draw:style-name="gr1" draw:text-style-name="P1" svg:width="490.28pt" svg:height="270.99pt" svg:x="2.07pt" svg:y="11.71pt">
              <loext:p draw:notify-on-update-of-ranges="'Lab 3'.G3:'Lab 3'.G4 'Lab 3'.A3:'Lab 3'.A3 'Lab 3'.D3:'Lab 3'.D4 'Lab 3'.G5:'Lab 3'.G7 'Lab 3'.A5:'Lab 3'.A5 'Lab 3'.D5:'Lab 3'.D7 'Lab 3'.G8:'Lab 3'.G10 'Lab 3'.A8:'Lab 3'.A8 'Lab 3'.D8:'Lab 3'.D10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lculator" table:style-name="ta2">
        <table:table-column table:style-name="co6" table:number-columns-repeated="1024" table:default-cell-style-name="ce1"/>
        <table:table-row table:style-name="ro4">
          <table:table-cell office:value-type="string" calcext:value-type="string">
            <text:p>device</text:p>
          </table:table-cell>
          <table:table-cell office:value-type="string" calcext:value-type="string">
            <text:p><text:s/>missed percent</text:p>
          </table:table-cell>
          <table:table-cell/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turnaround time</text:p>
          </table:table-cell>
          <table:table-cell office:value-type="string" calcext:value-type="string">
            <text:p>last event seen</text:p>
          </table:table-cell>
          <table:table-cell table:number-columns-repeated="1017"/>
        </table:table-row>
        <table:table-row table:style-name="ro5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00228" calcext:value-type="float">
            <text:p>0.00228</text:p>
          </table:table-cell>
          <table:table-cell/>
          <table:table-cell office:value-type="float" office:value="0.336259" calcext:value-type="float">
            <text:p>0.336259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342" calcext:value-type="float">
            <text:p>0.002342</text:p>
          </table:table-cell>
          <table:table-cell/>
          <table:table-cell office:value-type="float" office:value="0.357594" calcext:value-type="float">
            <text:p>0.357594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2138" calcext:value-type="float">
            <text:p>0.002138</text:p>
          </table:table-cell>
          <table:table-cell/>
          <table:table-cell office:value-type="float" office:value="0.294506" calcext:value-type="float">
            <text:p>0.29450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02438" calcext:value-type="float">
            <text:p>0.002438</text:p>
          </table:table-cell>
          <table:table-cell/>
          <table:table-cell office:value-type="float" office:value="0.696018" calcext:value-type="float">
            <text:p>0.696018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6" table:number-rows-repeated="4">
          <table:table-cell table:style-name="ce7" table:number-columns-repeated="2"/>
          <table:table-cell/>
          <table:table-cell table:style-name="ce7"/>
          <table:table-cell/>
          <table:table-cell table:style-name="ce7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Avg</text:p>
          </table:table-cell>
          <table:table-cell table:formula="of:=AVERAGE([.B2:.B9])" office:value-type="float" office:value="0.25" calcext:value-type="float">
            <text:p>0.25</text:p>
          </table:table-cell>
          <table:table-cell/>
          <table:table-cell table:formula="of:=AVERAGE([.D2:.D9])" office:value-type="float" office:value="0.0022995" calcext:value-type="float">
            <text:p>0.0022995</text:p>
          </table:table-cell>
          <table:table-cell/>
          <table:table-cell table:formula="of:=AVERAGE([.F2:.F9])" office:value-type="float" office:value="0.42109425" calcext:value-type="float">
            <text:p>0.42109425</text:p>
          </table:table-cell>
          <table:table-cell table:formula="of:=AVERAGE([.G2:.G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WenQuanYi Micro Hei" style:font-family-asian="'WenQuanYi Micro Hei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20:31:20.129079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lculator" style:display-name="PageStyle_calculator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9:40:16</meta:creation-date>
    <meta:initial-creator>David_E</meta:initial-creator>
    <dc:language>en-US</dc:language>
    <dc:date>2018-04-12T21:42:03.069044218</dc:date>
    <meta:editing-cycles>9</meta:editing-cycles>
    <meta:editing-duration>PT1H16M21S</meta:editing-duration>
    <meta:generator>LibreOffice/5.1.6.2$Linux_X86_64 LibreOffice_project/10m0$Build-2</meta:generator>
    <meta:document-statistic meta:table-count="2" meta:cell-count="131" meta:object-count="3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21cm" svg:height="9.815cm" xlink:href=".." xlink:type="simple" chart:class="chart:scatter" chart:style-name="ch1">
        <chart:title svg:x="4.622cm" svg:y="0.332cm" chart:style-name="ch2">
          <text:p>Missed Event Percentage  VS Mu </text:p>
        </chart:title>
        <chart:legend chart:legend-position="end" svg:x="14.681cm" svg:y="4.11cm" style:legend-expansion="high" chart:style-name="ch3"/>
        <chart:plot-area chart:style-name="ch4" table:cell-range-address="'Lab 3'.C3:'Lab 3'.D4 'Lab 3'.A3:'Lab 3'.A3 'Lab 3'.A5:'Lab 3'.A5 'Lab 3'.D5:'Lab 3'.D10 'Lab 3'.A8:'Lab 3'.A8" chart:data-source-has-labels="row" svg:x="1.335cm" svg:y="1.307cm" svg:width="13.022cm" svg:height="7.331cm">
          <chartooo:coordinate-region svg:x="2.062cm" svg:y="1.507cm" svg:width="12.015cm" svg:height="6.484cm"/>
          <chart:axis chart:dimension="x" chart:name="primary-x" chart:style-name="ch5">
            <chart:title svg:x="7.564cm" svg:y="8.834cm" chart:style-name="ch6">
              <text:p>Mu</text:p>
            </chart:title>
          </chart:axis>
          <chart:axis chart:dimension="y" chart:name="primary-y" chart:style-name="ch5">
            <chart:title svg:x="0.451cm" svg:y="6.67cm" chart:style-name="ch7">
              <text:p>Avg Missed Events (%)</text:p>
            </chart:title>
            <chart:grid chart:style-name="ch8" chart:class="major"/>
          </chart:axis>
          <chart:series chart:style-name="ch9" chart:values-cell-range-address="'Lab 3'.D3:'Lab 3'.D4" chart:label-cell-address="'Lab 3'.A3:'Lab 3'.A3" chart:class="chart:scatter">
            <chart:domain table:cell-range-address="'Lab 3'.C3:'Lab 3'.C4"/>
            <chart:data-point chart:repeated="2"/>
          </chart:series>
          <chart:series chart:style-name="ch10" chart:values-cell-range-address="'Lab 3'.D5:'Lab 3'.D7" chart:label-cell-address="'Lab 3'.A5:'Lab 3'.A5" chart:class="chart:scatter">
            <chart:domain table:cell-range-address="'Lab 3'.C5:'Lab 3'.C7"/>
            <chart:data-point chart:repeated="3"/>
          </chart:series>
          <chart:series chart:style-name="ch11" chart:values-cell-range-address="'Lab 3'.D8:'Lab 3'.D10" chart:label-cell-address="'Lab 3'.A8:'Lab 3'.A8" chart:class="chart:scatter">
            <chart:domain table:cell-range-address="'Lab 3'.C8:'Lab 3'.C1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</text:p>
                <draw:g>
                  <svg:desc>'Lab 3'.A3:'Lab 3'.A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</text:p>
                <draw:g>
                  <svg:desc>'Lab 3'.A5:'Lab 3'.A5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</text:p>
                <draw:g>
                  <svg:desc>'Lab 3'.A8:'Lab 3'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Lab 3'.C3:'Lab 3'.C4</svg:desc>
                </draw:g>
              </table:table-cell>
              <table:table-cell office:value-type="float" office:value="0">
                <text:p>0</text:p>
                <draw:g>
                  <svg:desc>'Lab 3'.D3:'Lab 3'.D4</svg:desc>
                </draw:g>
              </table:table-cell>
              <table:table-cell office:value-type="float" office:value="30">
                <text:p>30</text:p>
                <draw:g>
                  <svg:desc>'Lab 3'.C5:'Lab 3'.C7</svg:desc>
                </draw:g>
              </table:table-cell>
              <table:table-cell office:value-type="float" office:value="0">
                <text:p>0</text:p>
                <draw:g>
                  <svg:desc>'Lab 3'.D5:'Lab 3'.D7</svg:desc>
                </draw:g>
              </table:table-cell>
              <table:table-cell office:value-type="float" office:value="30">
                <text:p>30</text:p>
                <draw:g>
                  <svg:desc>'Lab 3'.C8:'Lab 3'.C10</svg:desc>
                </draw:g>
              </table:table-cell>
              <table:table-cell office:value-type="float" office:value="0">
                <text:p>0</text:p>
                <draw:g>
                  <svg:desc>'Lab 3'.D8:'Lab 3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684cm" svg:height="9.561cm" xlink:href=".." xlink:type="simple" chart:class="chart:scatter" chart:style-name="ch1">
        <chart:title svg:x="3.007cm" svg:y="0.327cm" chart:style-name="ch2">
          <text:p>Missed Event Percentage VS Avg Response Time (s)</text:p>
        </chart:title>
        <chart:legend chart:legend-position="end" svg:x="15.155cm" svg:y="3.983cm" style:legend-expansion="high" chart:style-name="ch3"/>
        <chart:plot-area chart:style-name="ch4" table:cell-range-address="'Lab 3'.F3:'Lab 3'.F4 'Lab 3'.A3:'Lab 3'.A3 'Lab 3'.D3:'Lab 3'.D10 'Lab 3'.A5:'Lab 3'.A5 'Lab 3'.A8:'Lab 3'.A8" chart:data-source-has-labels="row" svg:x="1.344cm" svg:y="1.297cm" svg:width="13.478cm" svg:height="7.092cm">
          <chartooo:coordinate-region svg:x="2.071cm" svg:y="1.496cm" svg:width="12.326cm" svg:height="6.246cm"/>
          <chart:axis chart:dimension="x" chart:name="primary-x" chart:style-name="ch5">
            <chart:title svg:x="6.425cm" svg:y="8.58cm" chart:style-name="ch6">
              <text:p>Avg Response Time(s)</text:p>
            </chart:title>
          </chart:axis>
          <chart:axis chart:dimension="y" chart:name="primary-y" chart:style-name="ch5">
            <chart:title svg:x="0.451cm" svg:y="6.435cm" chart:style-name="ch7">
              <text:p>Avg Missed Events %</text:p>
            </chart:title>
            <chart:grid chart:style-name="ch8" chart:class="major"/>
          </chart:axis>
          <chart:series chart:style-name="ch9" chart:values-cell-range-address="'Lab 3'.D3:'Lab 3'.D4" chart:label-cell-address="'Lab 3'.A3:'Lab 3'.A3" chart:class="chart:scatter">
            <chart:domain table:cell-range-address="'Lab 3'.F3:'Lab 3'.F4"/>
            <chart:data-point chart:repeated="2"/>
          </chart:series>
          <chart:series chart:style-name="ch10" chart:values-cell-range-address="'Lab 3'.D5:'Lab 3'.D7" chart:label-cell-address="'Lab 3'.A5:'Lab 3'.A5" chart:class="chart:scatter">
            <chart:domain table:cell-range-address="'Lab 3'.F5:'Lab 3'.F7"/>
            <chart:data-point chart:repeated="3"/>
          </chart:series>
          <chart:series chart:style-name="ch11" chart:values-cell-range-address="'Lab 3'.D8:'Lab 3'.D10" chart:label-cell-address="'Lab 3'.A8:'Lab 3'.A8" chart:class="chart:scatter">
            <chart:domain table:cell-range-address="'Lab 3'.F8:'Lab 3'.F1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2</text:p>
                <draw:g>
                  <svg:desc>'Lab 3'.A3:'Lab 3'.A3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4</text:p>
                <draw:g>
                  <svg:desc>'Lab 3'.A5:'Lab 3'.A5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8</text:p>
                <draw:g>
                  <svg:desc>'Lab 3'.A8:'Lab 3'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009">
                <text:p>0.003009</text:p>
                <draw:g>
                  <svg:desc>'Lab 3'.F3:'Lab 3'.F4</svg:desc>
                </draw:g>
              </table:table-cell>
              <table:table-cell office:value-type="float" office:value="0">
                <text:p>0</text:p>
                <draw:g>
                  <svg:desc>'Lab 3'.D3:'Lab 3'.D4</svg:desc>
                </draw:g>
              </table:table-cell>
              <table:table-cell office:value-type="float" office:value="0.002578">
                <text:p>0.002578</text:p>
                <draw:g>
                  <svg:desc>'Lab 3'.F5:'Lab 3'.F7</svg:desc>
                </draw:g>
              </table:table-cell>
              <table:table-cell office:value-type="float" office:value="0">
                <text:p>0</text:p>
                <draw:g>
                  <svg:desc>'Lab 3'.D5:'Lab 3'.D7</svg:desc>
                </draw:g>
              </table:table-cell>
              <table:table-cell office:value-type="float" office:value="0.004311">
                <text:p>0.004311</text:p>
                <draw:g>
                  <svg:desc>'Lab 3'.F8:'Lab 3'.F10</svg:desc>
                </draw:g>
              </table:table-cell>
              <table:table-cell office:value-type="float" office:value="0">
                <text:p>0</text:p>
                <draw:g>
                  <svg:desc>'Lab 3'.D8:'Lab 3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655">
                <text:p>0.003655</text:p>
              </table:table-cell>
              <table:table-cell office:value-type="float" office:value="0">
                <text:p>0</text:p>
              </table:table-cell>
              <table:table-cell office:value-type="float" office:value="0.002565">
                <text:p>0.002565</text:p>
              </table:table-cell>
              <table:table-cell office:value-type="float" office:value="0">
                <text:p>0</text:p>
              </table:table-cell>
              <table:table-cell office:value-type="float" office:value="0.006319">
                <text:p>0.00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86">
                <text:p>0.003186</text:p>
              </table:table-cell>
              <table:table-cell office:value-type="float" office:value="0">
                <text:p>0</text:p>
              </table:table-cell>
              <table:table-cell office:value-type="float" office:value="0.005733">
                <text:p>0.00573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0000" style:text-position="0% 100%" fo:font-family="Arial" fo:font-size="9pt" style:font-size-asian="9pt" style:font-size-complex="9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420e" draw:fill-color="#ff420e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>
        <chart:label-separator>
          <text:p>; </text:p>
        </chart:label-separator>
      </style:chart-properties>
      <style:graphic-properties svg:stroke-width="0.08cm" svg:stroke-color="#ffd320" draw:fill-color="#ffd320"/>
      <style:text-properties style:text-position="0% 100%"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7.297cm" svg:height="9.561cm" xlink:href=".." xlink:type="simple" chart:class="chart:scatter" chart:style-name="ch1">
        <chart:title svg:x="3.194cm" svg:y="0.327cm" chart:style-name="ch2">
          <text:p>Missed Event Percentage VS Avg Turn Around Time(s)</text:p>
        </chart:title>
        <chart:legend chart:legend-position="end" svg:x="15.768cm" svg:y="3.983cm" style:legend-expansion="high" chart:style-name="ch3"/>
        <chart:plot-area chart:style-name="ch4" table:cell-range-address="'Lab 3'.G3:'Lab 3'.G4 'Lab 3'.A3:'Lab 3'.A3 'Lab 3'.D3:'Lab 3'.D10 'Lab 3'.A5:'Lab 3'.A5 'Lab 3'.A8:'Lab 3'.A8" chart:data-source-has-labels="row" svg:x="1.356cm" svg:y="1.297cm" svg:width="14.067cm" svg:height="7.092cm">
          <chartooo:coordinate-region svg:x="2.083cm" svg:y="1.496cm" svg:width="13.1cm" svg:height="6.246cm"/>
          <chart:axis chart:dimension="x" chart:name="primary-x" chart:style-name="ch5">
            <chart:title svg:x="6.572cm" svg:y="8.58cm" chart:style-name="ch6">
              <text:p>Avg Turn Around Time (s)</text:p>
            </chart:title>
          </chart:axis>
          <chart:axis chart:dimension="y" chart:name="primary-y" chart:style-name="ch5">
            <chart:title svg:x="0.451cm" svg:y="6.461cm" chart:style-name="ch7">
              <text:p>Avg Missed Event (%)</text:p>
            </chart:title>
            <chart:grid chart:style-name="ch8" chart:class="major"/>
          </chart:axis>
          <chart:series chart:style-name="ch9" chart:values-cell-range-address="'Lab 3'.D3:'Lab 3'.D4" chart:label-cell-address="'Lab 3'.A3:'Lab 3'.A3" chart:class="chart:scatter">
            <chart:domain table:cell-range-address="'Lab 3'.G3:'Lab 3'.G4"/>
            <chart:data-point chart:repeated="2"/>
          </chart:series>
          <chart:series chart:style-name="ch10" chart:values-cell-range-address="'Lab 3'.D5:'Lab 3'.D7" chart:label-cell-address="'Lab 3'.A5:'Lab 3'.A5" chart:class="chart:scatter">
            <chart:domain table:cell-range-address="'Lab 3'.G5:'Lab 3'.G7"/>
            <chart:data-point chart:repeated="3"/>
          </chart:series>
          <chart:series chart:style-name="ch11" chart:values-cell-range-address="'Lab 3'.D8:'Lab 3'.D10" chart:label-cell-address="'Lab 3'.A8:'Lab 3'.A8" chart:class="chart:scatter">
            <chart:domain table:cell-range-address="'Lab 3'.G8:'Lab 3'.G10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2</text:p>
                <draw:g>
                  <svg:desc>'Lab 3'.A3:'Lab 3'.A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</text:p>
                <draw:g>
                  <svg:desc>'Lab 3'.A5:'Lab 3'.A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8</text:p>
                <draw:g>
                  <svg:desc>'Lab 3'.A8:'Lab 3'.A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6091">
                <text:p>0.616091</text:p>
                <draw:g>
                  <svg:desc>'Lab 3'.G3:'Lab 3'.G4</svg:desc>
                </draw:g>
              </table:table-cell>
              <table:table-cell office:value-type="float" office:value="0">
                <text:p>0</text:p>
                <draw:g>
                  <svg:desc>'Lab 3'.D3:'Lab 3'.D4</svg:desc>
                </draw:g>
              </table:table-cell>
              <table:table-cell office:value-type="float" office:value="0.3354">
                <text:p>0.3354</text:p>
                <draw:g>
                  <svg:desc>'Lab 3'.G5:'Lab 3'.G7</svg:desc>
                </draw:g>
              </table:table-cell>
              <table:table-cell office:value-type="float" office:value="0">
                <text:p>0</text:p>
                <draw:g>
                  <svg:desc>'Lab 3'.D5:'Lab 3'.D7</svg:desc>
                </draw:g>
              </table:table-cell>
              <table:table-cell office:value-type="float" office:value="0.197195">
                <text:p>0.197195</text:p>
                <draw:g>
                  <svg:desc>'Lab 3'.G8:'Lab 3'.G10</svg:desc>
                </draw:g>
              </table:table-cell>
              <table:table-cell office:value-type="float" office:value="0">
                <text:p>0</text:p>
                <draw:g>
                  <svg:desc>'Lab 3'.D8:'Lab 3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03443">
                <text:p>3.103443</text:p>
              </table:table-cell>
              <table:table-cell office:value-type="float" office:value="0">
                <text:p>0</text:p>
              </table:table-cell>
              <table:table-cell office:value-type="float" office:value="0.818066">
                <text:p>0.818066</text:p>
              </table:table-cell>
              <table:table-cell office:value-type="float" office:value="0">
                <text:p>0</text:p>
              </table:table-cell>
              <table:table-cell office:value-type="float" office:value="0.939353">
                <text:p>0.939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49866">
                <text:p>1.349866</text:p>
              </table:table-cell>
              <table:table-cell office:value-type="float" office:value="0">
                <text:p>0</text:p>
              </table:table-cell>
              <table:table-cell office:value-type="float" office:value="1.668444">
                <text:p>1.66844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